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19d077"/>
    </style:style>
    <style:style style:name="P3" style:family="paragraph" style:parent-style-name="Text_20_body">
      <style:paragraph-properties fo:text-align="center" style:justify-single-word="false"/>
    </style:style>
    <style:style style:name="P4" style:family="paragraph" style:parent-style-name="Text_20_body">
      <style:text-properties officeooo:rsid="0019d077" officeooo:paragraph-rsid="0019d077"/>
    </style:style>
    <style:style style:name="P5" style:family="paragraph" style:parent-style-name="Title">
      <style:text-properties officeooo:rsid="0019d077" officeooo:paragraph-rsid="0019d077"/>
    </style:style>
    <style:style style:name="P6" style:family="paragraph" style:parent-style-name="Text_20_body">
      <style:text-properties officeooo:paragraph-rsid="001bed80"/>
    </style:style>
    <style:style style:name="P7" style:family="paragraph" style:parent-style-name="Text_20_body">
      <style:text-properties officeooo:paragraph-rsid="001ca586"/>
    </style:style>
    <style:style style:name="P8" style:family="paragraph" style:parent-style-name="Text_20_body">
      <style:text-properties officeooo:paragraph-rsid="001e8c19"/>
    </style:style>
    <style:style style:name="P9" style:family="paragraph" style:parent-style-name="Text_20_body">
      <style:text-properties officeooo:rsid="001ed127" officeooo:paragraph-rsid="001ed127"/>
    </style:style>
    <style:style style:name="P10" style:family="paragraph" style:parent-style-name="Heading_20_1">
      <style:paragraph-properties fo:break-before="page"/>
      <style:text-properties officeooo:rsid="001bed80" officeooo:paragraph-rsid="001bed80"/>
    </style:style>
    <style:style style:name="P11" style:family="paragraph" style:parent-style-name="Heading_20_1">
      <style:text-properties officeooo:rsid="001e8c19" officeooo:paragraph-rsid="001e8c19"/>
    </style:style>
    <style:style style:name="P12" style:family="paragraph" style:parent-style-name="Heading_20_1">
      <style:text-properties officeooo:rsid="00234312" officeooo:paragraph-rsid="00234312"/>
    </style:style>
    <style:style style:name="P13" style:family="paragraph" style:parent-style-name="Heading_20_1">
      <style:text-properties officeooo:rsid="0024cf03" officeooo:paragraph-rsid="0024cf03"/>
    </style:style>
    <style:style style:name="P14" style:family="paragraph" style:parent-style-name="Heading_20_1">
      <style:text-properties officeooo:rsid="0025880b" officeooo:paragraph-rsid="0025880b"/>
    </style:style>
    <style:style style:name="P15" style:family="paragraph" style:parent-style-name="Heading_20_1">
      <style:paragraph-properties fo:break-before="page"/>
      <style:text-properties officeooo:rsid="0025dd74" officeooo:paragraph-rsid="0025dd74"/>
    </style:style>
    <style:style style:name="P16" style:family="paragraph" style:parent-style-name="Heading_20_1" style:list-style-name="">
      <style:text-properties officeooo:rsid="0025dd74" officeooo:paragraph-rsid="0025dd74"/>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Text_20_body">
      <style:text-properties fo:font-style="normal" officeooo:rsid="001e8c19" officeooo:paragraph-rsid="001e8c19" style:font-style-asian="normal" style:font-style-complex="normal"/>
    </style:style>
    <style:style style:name="P20" style:family="paragraph" style:parent-style-name="Text_20_body">
      <style:text-properties officeooo:paragraph-rsid="00204230"/>
    </style:style>
    <style:style style:name="P21" style:family="paragraph" style:parent-style-name="Text_20_body">
      <style:text-properties officeooo:paragraph-rsid="001bed80"/>
    </style:style>
    <style:style style:name="P22" style:family="paragraph" style:parent-style-name="Text_20_body">
      <style:text-properties officeooo:rsid="00234312" officeooo:paragraph-rsid="00234312"/>
    </style:style>
    <style:style style:name="P23" style:family="paragraph" style:parent-style-name="Text_20_body">
      <style:text-properties officeooo:paragraph-rsid="00234312"/>
    </style:style>
    <style:style style:name="P24" style:family="paragraph" style:parent-style-name="Text_20_body">
      <style:text-properties officeooo:rsid="0024cf03" officeooo:paragraph-rsid="0024cf03"/>
    </style:style>
    <style:style style:name="P25" style:family="paragraph" style:parent-style-name="Text_20_body">
      <style:text-properties officeooo:rsid="0025880b" officeooo:paragraph-rsid="0025880b"/>
    </style:style>
    <style:style style:name="P26" style:family="paragraph" style:parent-style-name="Text_20_body">
      <style:text-properties officeooo:paragraph-rsid="0025880b"/>
    </style:style>
    <style:style style:name="P27" style:family="paragraph" style:parent-style-name="Text_20_body">
      <style:text-properties officeooo:rsid="0027996a" officeooo:paragraph-rsid="0027996a"/>
    </style:style>
    <style:style style:name="P28" style:family="paragraph" style:parent-style-name="Text_20_body">
      <style:text-properties officeooo:rsid="00280808" officeooo:paragraph-rsid="00280808"/>
    </style:style>
    <style:style style:name="P29" style:family="paragraph" style:parent-style-name="Text_20_body">
      <style:text-properties officeooo:paragraph-rsid="002a707b"/>
    </style:style>
    <style:style style:name="P30" style:family="paragraph" style:parent-style-name="Text_20_body">
      <style:text-properties officeooo:rsid="002ab264" officeooo:paragraph-rsid="002cde3f"/>
    </style:style>
    <style:style style:name="T1" style:family="text">
      <style:text-properties officeooo:rsid="0019dc8b"/>
    </style:style>
    <style:style style:name="T2" style:family="text">
      <style:text-properties fo:font-style="normal" style:font-style-asian="normal" style:font-style-complex="normal"/>
    </style:style>
    <style:style style:name="T3" style:family="text">
      <style:text-properties fo:font-style="normal" officeooo:rsid="001ca586" style:font-style-asian="normal" style:font-style-complex="normal"/>
    </style:style>
    <style:style style:name="T4" style:family="text">
      <style:text-properties fo:font-style="normal" officeooo:rsid="001e8c19" style:font-style-asian="normal" style:font-style-complex="normal"/>
    </style:style>
    <style:style style:name="T5" style:family="text">
      <style:text-properties fo:font-style="normal" officeooo:rsid="002987f8" style:font-style-asian="normal" style:font-style-complex="normal"/>
    </style:style>
    <style:style style:name="T6" style:family="text">
      <style:text-properties fo:font-style="normal" officeooo:rsid="0028b1de" style:font-style-asian="normal" style:font-style-complex="normal"/>
    </style:style>
    <style:style style:name="T7" style:family="text">
      <style:text-properties fo:font-style="normal" officeooo:rsid="002ab264" style:font-style-asian="normal" style:font-style-complex="normal"/>
    </style:style>
    <style:style style:name="T8" style:family="text">
      <style:text-properties fo:font-style="normal" officeooo:rsid="002b8ea6" style:font-style-asian="normal" style:font-style-complex="normal"/>
    </style:style>
    <style:style style:name="T9" style:family="text">
      <style:text-properties fo:font-style="italic"/>
    </style:style>
    <style:style style:name="T10" style:family="text">
      <style:text-properties fo:font-style="italic" officeooo:rsid="001ca586" style:font-style-asian="italic" style:font-style-complex="italic"/>
    </style:style>
    <style:style style:name="T11" style:family="text">
      <style:text-properties fo:font-style="italic" officeooo:rsid="0028b1de" style:font-style-asian="italic" style:font-style-complex="italic"/>
    </style:style>
    <style:style style:name="T12" style:family="text">
      <style:text-properties fo:font-style="italic" style:font-style-asian="normal" style:font-style-complex="normal"/>
    </style:style>
    <style:style style:name="T13" style:family="text">
      <style:text-properties fo:font-style="italic" officeooo:rsid="002a707b"/>
    </style:style>
    <style:style style:name="T14" style:family="text">
      <style:text-properties officeooo:rsid="001bed80"/>
    </style:style>
    <style:style style:name="T15" style:family="text">
      <style:text-properties officeooo:rsid="001e8c19"/>
    </style:style>
    <style:style style:name="T16" style:family="text">
      <style:text-properties officeooo:rsid="001ed127"/>
    </style:style>
    <style:style style:name="T17" style:family="text">
      <style:text-properties officeooo:rsid="00204230"/>
    </style:style>
    <style:style style:name="T18" style:family="text">
      <style:text-properties officeooo:rsid="00234312"/>
    </style:style>
    <style:style style:name="T19" style:family="text">
      <style:text-properties officeooo:rsid="0025880b"/>
    </style:style>
    <style:style style:name="T20" style:family="text">
      <style:text-properties officeooo:rsid="0025dd74"/>
    </style:style>
    <style:style style:name="T21" style:family="text">
      <style:text-properties officeooo:rsid="002808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e Tolerance of Hate Speech by Social Networks</text:p>
      <text:p text:style-name="P4"/>
      <text:p text:style-name="P4"/>
      <text:p text:style-name="P4"/>
      <text:p text:style-name="P4"/>
      <text:p text:style-name="P4"/>
      <text:p text:style-name="P4"/>
      <text:p text:style-name="P4"/>
      <text:p text:style-name="P2"><text:bookmark-start text:name="__RefHeading___Toc112_669326980"/><text:initial-creator/><text:span text:style-name="T1">Nathan Baines</text:span><text:bookmark-end text:name="__RefHeading___Toc112_669326980"/></text:p>
      <text:p text:style-name="P3"/>
      <text:h text:style-name="P10" text:outline-level="1">Introduction</text:h>
      <text:p text:style-name="P7"><text:span text:style-name="T10">Hate Speech</text:span><text:span text:style-name="T3"> is defined as an offensive discourse targeted towards a certain group of individuals based on their inherent characteristics </text:span><text:span text:style-name="T2">(</text:span><text:span text:style-name="T12">What is hate speech?</text:span><text:span text:style-name="T2"> 2024)</text:span><text:span text:style-name="T3">. </text:span><text:span text:style-name="T4">People have discriminated against many minority groups for as long as they have existed, but it is only in recent years that the phrase “Hate Speech” has come to gain such weight and importance in our society. As a whole we seem to be becoming more and more aware of what it is and the effects it can have on the groups it targets.</text:span></text:p>
      <text:p text:style-name="P19">Social media may have played a role in this increase of awareness. The ability to share one’s opinion to everyone in the world at the press of a button is truly a marvel of technology, but at what cost has that come?</text:p>
      <text:h text:style-name="P11" text:outline-level="1">Social media</text:h>
      <text:p text:style-name="P8"><text:span text:style-name="T15">Social media are technologies which facilitate the sharing, creation, and aggregation of ideas </text:span>(<text:span text:style-name="T9">Social Media,</text:span> 2024). <text:span text:style-name="T15">The use of social media </text:span><text:span text:style-name="T16">has</text:span><text:span text:style-name="T15"> </text:span><text:span text:style-name="T16">undoubtedly increased over the period since it was first conceived. </text:span></text:p>
      <text:p text:style-name="P9">Many people use social media simply as a way to share their thoughts or ideas, or to communicate with other people, it’s primary aspect being that it allows people to connect with others over the internet. This is a true marvel of technology and highlights the effect that the internet has had on the world and society, we no longer need to go to great lengths to communicate with someone halfway across the world, we need only to pull our phones from our pockets and press a few buttons.</text:p>
      <text:p text:style-name="P9">Looking through this lens we can see how social media is an incredible asset, and can only benefit the world. When we start to think a bit deeper into the implications of this however, the darker side of this becomes cleare<text:span text:style-name="T17">r.</text:span></text:p>
      <text:p text:style-name="P20"><text:span text:style-name="T17">It has been shown that there is a clear, strong correlation between an increased use of social media and heightened risk of developing clinical depression </text:span>(Lin et al., 2016).</text:p>
      <text:h text:style-name="P12" text:outline-level="1">Why do we discriminate?</text:h>
      <text:p text:style-name="P22">Hate speech is inherently rooted in discrimination, which arises from categorising individuals based on their inherent characteristics, but why must we do this? Why has society deemed it necessary for us to separate and segregate different groups in this way?</text:p>
      <text:p text:style-name="P23"><text:span text:style-name="T18">In the past perhaps it was a result of a lack of information about these different characteristics people possessed, and as such we used those characteristics to assign individuals to a specific group which fitted them from our own perspective, and as a result of this prejudice and discrimination arose. </text:span>(Brenner, 1979). </text:p>
      <text:p text:style-name="P22">In recent years though, we have seen a lot more information coming to light about those individuals with different characteristics, partially fuelled by the rise of social media, where people have a much larger audience and can make a much larger impact with their opinion than they could in the real world.</text:p>
      <text:h text:style-name="P13" text:outline-level="1"><text:soft-page-break/>Social media and discrimination</text:h>
      <text:p text:style-name="P24">Social media provides a platform for people to share their opinions to the world, it makes it so much easier for people to have their voices’ heard, but perhaps this is not the miracle it seems. It is a natural instinct to want to be part of a group, part of a collection of people with the same cause, and sometimes that cause may be discriminatory or hurtful to another group of people. Providing a platform for these groups to gather followers and grow their ranks may not be desirable if our aim is to reduce their impact on the world. Increasing the size of a group increases their impact and ability to grow, think of the exponential nature of growth that is exhibited in viruses and other transmissible diseases, the way a group’s opinion can spread is not dissimilar in nature. The more people a group has, the faster it can grow and its’ opinion spread.</text:p>
      <text:p text:style-name="P24">Not only does social media help these groups to grow, but it also more easily puts them in contact with the groups they strive against, allowing them to fight their opinion more easily. Perhaps this is the reason for the perceived increase in discrimination and hate speech in recent years.</text:p>
      <text:h text:style-name="P14" text:outline-level="1">The issue of Free Speech</text:h>
      <text:p text:style-name="P25">Free Speech is given as a human right in Article 10 of the Human Rights Act. When challenged on their opinions many people like to present this as a form of evidence in their favour, saying they are allowed to put words to their opinions, however hurtful or prejudiced they may be. These people however, are misguided.</text:p>
      <text:p text:style-name="P25">The article in fact says: </text:p>
      <text:p text:style-name="P26"><text:span text:style-name="T19"><text:tab/>“</text:span>An authority may be allowed to restrict your freedom of expression if, for example, you <text:tab/>express views that encourage racial or religious hatred.</text:p>
      <text:p text:style-name="Text_20_body"><text:tab/>However, the relevant public authority must show that the restriction is ‘proportionate’, in <text:tab/>other words that it is appropriate and no more than necessary to address the issue <text:tab/>concerned.<text:span text:style-name="T19">” (EHRC)</text:span></text:p>
      <text:p text:style-name="P25">So it is clear that their right to free speech may be restricted if they are using it to instance hate speech against others. This highlights a certain level of ignorance in those who abuse this right, which speaks to the root cause of discrimination itself, ignorance, and the unwillingness to accept that some things are not quite what you want them to be.</text:p>
      <text:p text:style-name="P25">However, it is also worth noting that perhaps the intervention of a government entity may worsen the issue of discrimination (Brenner, 1979). <text:span text:style-name="T20">People don’t like to feel like they are being restricted, so such an entity restricting one’s right to free speech doesn’t play well, although it is at times necessary.</text:span></text:p>
      <text:h text:style-name="P16" text:outline-level="1"/>
      <text:h text:style-name="P15" text:outline-level="1">What are social networks doing to counter hate speech</text:h>
      <text:p text:style-name="P27">Many social networks feature tools such as blocking, and reporting, to allow people to hide activity that they find offensive, or hurtful. Reporting also helps the moderators of the network <text:span text:style-name="T21">to fight such content, and make the networks a safer place for everyone.</text:span></text:p>
      <text:p text:style-name="P28">Of course, this does not eliminate the problem in the real world. But reducing hate speech on these platforms means they cannot use them to allow them to spread. Social media is also often used as a place to spread awareness about these issues, and to help people learn how to avoid or fight against it.</text:p>
      <text:p text:style-name="P29"><text:span text:style-name="T11">Facebook</text:span><text:span text:style-name="T6"> for example writes in their policy on hate speech that they do not tolerate attacks on individuals on the basis of their </text:span><text:span text:style-name="T11">protected characteristics</text:span><text:span text:style-name="T6">, but have made allowances for use of such language with the purpose of raising awareness and helping people fight it </text:span><text:span text:style-name="T2">(Facebook, </text:span><text:span text:style-name="T12">Hate speech</text:span><text:span text:style-name="T2">)</text:span><text:span text:style-name="T6">. </text:span><text:span text:style-name="T5">In this way social media can be a positive force for change both online and the real worl</text:span><text:span text:style-name="T7">d.</text:span></text:p>
      <text:p text:style-name="P30"><text:span text:style-name="T5">T</text:span><text:span text:style-name="T2">he important thing is to strike a balance between the restrictions placed on people’s freedom of expression and and using it to raise awareness, finding this balance could help make great changes to the world. But then of course the question is, are people able to change? Are they willing to accept different viewpoints?</text:span></text:p>
      <text:h text:style-name="P17" text:outline-level="1"/>
      <text:h text:style-name="P18" text:outline-level="1">Bibliography</text:h>
      <text:p text:style-name="P6"><text:span text:style-name="T9">What is hate speech?</text:span> (no date) <text:span text:style-name="T9">United Nations</text:span>. Available at: https://www.un.org/en/hate-speech/understanding-hate-speech/what-is-hate-speech (Accessed: 28 March 2024). </text:p>
      <text:p text:style-name="P6"><text:span text:style-name="T9">Social Media</text:span> (2024) <text:span text:style-name="T9">Wikipedia</text:span>. Available at: https://en.wikipedia.org/wiki/Social_media (Accessed: 28 March 2024). </text:p>
      <text:p text:style-name="P6">Lin, L.Y. <text:span text:style-name="T9">et al.</text:span> (2016) <text:span text:style-name="T9">Association between social media use and depression among U.S. young adults</text:span>, <text:span text:style-name="T9">Depression and anxiety</text:span>. Available at: https://www.ncbi.nlm.nih.gov/pmc/articles/PMC4853817/ (Accessed: 28 March 2024). </text:p>
      <text:p text:style-name="P6">Brenner, R. (1979) <text:span text:style-name="T9">Why do People discriminate?</text:span> Available at: https://core.ac.uk/download/pdf/6636672.pdf (Accessed: 03 April 2024). </text:p>
      <text:p text:style-name="P6">Redish, M.H., 2018. The value of free speech. In <text:span text:style-name="T9">Freedom of Speech</text:span> (pp. 153-207). Routledge.</text:p>
      <text:p text:style-name="P6"><text:span text:style-name="T9">Article 10: Freedom of Expression</text:span> (no date) <text:span text:style-name="T9">Article 10: Freedom of expression | EHRC</text:span>. Available at: https://www.equalityhumanrights.com/human-rights/human-rights-act/article-10-freedom-expression (Accessed: 03 April 2024). </text:p>
      <text:p text:style-name="P6"><text:span text:style-name="T9">Hate speech</text:span> (no date) <text:span text:style-name="T9">Transparency Center, </text:span><text:span text:style-name="T13">Facebook</text:span>. Available at: https://transparency.fb.com/en-gb/policies/community-standards/hate-speech/ (Accessed: 04 April 2024). </text:p>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2"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iberation Serif1" fo:font-family="'Liberation Serif'" style:font-style-name="Bold" style:font-family-generic="roman" style:font-pitch="variable"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20:52:28.249546791</meta:creation-date>
    <dc:date>2024-04-04T12:21:22.781235187</dc:date>
    <meta:editing-duration>PT17M26S</meta:editing-duration>
    <meta:editing-cycles>9</meta:editing-cycles>
    <meta:generator>LibreOffice/7.3.7.2$Linux_X86_64 LibreOffice_project/30$Build-2</meta:generator>
    <meta:document-statistic meta:table-count="0" meta:image-count="0" meta:object-count="0" meta:page-count="5" meta:paragraph-count="38" meta:word-count="1275" meta:character-count="7833" meta:non-whitespace-character-count="6582"/>
  </office:meta>
</office:document-meta>
</file>